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, 'Calibri MSFontService', sans-serif"/>
    <style:font-face style:name="Calibri1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3905" officeooo:paragraph-rsid="00053905"/>
    </style:style>
    <style:style style:name="P2" style:family="paragraph" style:parent-style-name="Text_20_body">
      <style:text-properties fo:font-variant="normal" fo:text-transform="none" style:font-name="Calibri" fo:font-size="11pt" fo:language="en" fo:country="GB" fo:font-style="normal" fo:font-weight="normal" officeooo:rsid="00053905" officeooo:paragraph-rsid="00064ad7"/>
    </style:style>
    <style:style style:name="P3" style:family="paragraph" style:parent-style-name="Text_20_body">
      <style:text-properties fo:font-variant="normal" fo:text-transform="none" style:font-name="Calibri" fo:font-size="11pt" fo:language="en" fo:country="GB" fo:font-style="normal" fo:font-weight="normal" officeooo:rsid="00053905" officeooo:paragraph-rsid="00053905"/>
    </style:style>
    <style:style style:name="P4" style:family="paragraph" style:parent-style-name="Text_20_body">
      <style:text-properties fo:font-variant="normal" fo:text-transform="none" style:font-name="Calibri" fo:font-size="11pt" fo:language="en" fo:country="GB" fo:font-style="normal" fo:font-weight="normal" officeooo:paragraph-rsid="00064ad7"/>
    </style:style>
    <style:style style:name="P5" style:family="paragraph" style:parent-style-name="Text_20_body">
      <style:text-properties fo:font-variant="normal" fo:text-transform="none" style:font-name="Calibri" fo:font-size="11pt" fo:language="en" fo:country="GB" fo:font-style="normal" fo:font-weight="normal" officeooo:rsid="0012efc0" officeooo:paragraph-rsid="0012efc0"/>
    </style:style>
    <style:style style:name="P6" style:family="paragraph" style:parent-style-name="Text_20_body">
      <style:text-properties fo:font-variant="normal" fo:text-transform="none" style:font-name="Calibri" fo:font-size="11pt" fo:language="en" fo:country="GB" fo:font-style="normal" fo:font-weight="bold" officeooo:rsid="0017bcc0" officeooo:paragraph-rsid="0017bcc0" style:font-weight-asian="bold" style:font-weight-complex="bold"/>
    </style:style>
    <style:style style:name="P7" style:family="paragraph" style:parent-style-name="Text_20_body">
      <style:text-properties fo:font-variant="normal" fo:text-transform="none" style:font-name="Calibri1" fo:font-size="11pt" fo:language="en" fo:country="GB" fo:font-style="normal" fo:font-weight="normal" officeooo:rsid="000dd5ef" officeooo:paragraph-rsid="0016744c"/>
    </style:style>
    <style:style style:name="P8" style:family="paragraph" style:parent-style-name="Text_20_body">
      <style:text-properties officeooo:paragraph-rsid="00162428"/>
    </style:style>
    <style:style style:name="P9" style:family="paragraph" style:parent-style-name="Text_20_body">
      <style:text-properties officeooo:rsid="00162428" officeooo:paragraph-rsid="00162428"/>
    </style:style>
    <style:style style:name="P10" style:family="paragraph" style:parent-style-name="Text_20_body">
      <style:text-properties officeooo:rsid="0016744c" officeooo:paragraph-rsid="0016744c"/>
    </style:style>
    <style:style style:name="P11" style:family="paragraph" style:parent-style-name="Text_20_body">
      <style:text-properties fo:font-variant="normal" fo:text-transform="none" style:font-name="Calibri" fo:font-size="11pt" fo:language="en" fo:country="GB" fo:font-style="normal" fo:font-weight="normal" officeooo:rsid="000be405" officeooo:paragraph-rsid="00162428"/>
    </style:style>
    <style:style style:name="P12" style:family="paragraph" style:parent-style-name="Text_20_body">
      <style:text-properties fo:font-variant="normal" fo:text-transform="none" style:font-name="Calibri" fo:font-size="11pt" fo:language="en" fo:country="GB" fo:font-style="normal" fo:font-weight="normal" officeooo:rsid="00162428" officeooo:paragraph-rsid="00162428"/>
    </style:style>
    <style:style style:name="P13" style:family="paragraph" style:parent-style-name="Text_20_body">
      <style:text-properties fo:font-variant="normal" fo:text-transform="none" style:font-name="Calibri" fo:font-size="11pt" fo:language="en" fo:country="GB" fo:font-style="normal" fo:font-weight="normal" officeooo:rsid="000f971d" officeooo:paragraph-rsid="000f971d"/>
    </style:style>
    <style:style style:name="P14" style:family="paragraph" style:parent-style-name="Text_20_body" style:list-style-name="L1">
      <loext:graphic-properties draw:fill="none" draw:fill-color="#ffffff"/>
      <style:paragraph-properties fo:margin-left="0.635cm" fo:margin-right="0cm" style:line-height-at-least="0.476cm" fo:text-align="start" style:justify-single-word="false" fo:text-indent="0cm" style:auto-text-indent="false" fo:background-color="transparent"/>
      <style:text-properties fo:font-variant="normal" fo:text-transform="none" style:font-name="Calibri" fo:font-size="11pt" fo:language="en" fo:country="GB" fo:font-style="normal" fo:font-weight="normal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0d58bc"/>
    </style:style>
    <style:style style:name="T3" style:family="text">
      <style:text-properties style:font-name="Calibri" officeooo:rsid="0016744c"/>
    </style:style>
    <style:style style:name="T4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5" style:family="text">
      <style:text-properties officeooo:rsid="001424af"/>
    </style:style>
    <style:style style:name="T6" style:family="text">
      <style:text-properties fo:font-variant="normal" fo:text-transform="none" style:font-name="Calibri" fo:font-size="11pt" fo:language="en" fo:country="GB" fo:font-style="normal" fo:font-weight="normal"/>
    </style:style>
    <style:style style:name="T7" style:family="text">
      <style:text-properties fo:font-variant="normal" fo:text-transform="none" style:font-name="Calibri" fo:font-size="11pt" fo:language="en" fo:country="GB" fo:font-style="normal" fo:font-weight="normal" officeooo:rsid="000be405"/>
    </style:style>
    <style:style style:name="T8" style:family="text">
      <style:text-properties fo:font-variant="normal" fo:text-transform="none" style:font-name="Calibri" fo:font-size="11pt" fo:language="en" fo:country="GB" fo:font-style="normal" fo:font-weight="normal" officeooo:rsid="001424af"/>
    </style:style>
    <style:style style:name="T9" style:family="text">
      <style:text-properties fo:font-variant="normal" fo:text-transform="none" style:font-name="Calibri" fo:font-size="11pt" fo:language="en" fo:country="GB" fo:font-style="normal" fo:font-weight="normal" officeooo:rsid="000d58bc"/>
    </style:style>
    <style:style style:name="T10" style:family="text">
      <style:text-properties fo:font-variant="normal" fo:text-transform="none" style:font-name="Calibri" fo:font-size="11pt" fo:language="en" fo:country="GB" fo:font-style="normal" fo:font-weight="normal" officeooo:rsid="00162428"/>
    </style:style>
    <style:style style:name="T11" style:family="text">
      <style:text-properties fo:font-variant="normal" fo:text-transform="none" style:font-name="Calibri" fo:font-size="11pt" fo:language="en" fo:country="GB" fo:font-style="normal" fo:font-weight="normal" officeooo:rsid="00064ad7"/>
    </style:style>
    <style:style style:name="T12" style:family="text">
      <style:text-properties fo:font-variant="normal" fo:text-transform="none" style:font-name="Calibri" fo:font-size="11pt" fo:language="en" fo:country="GB" fo:font-style="normal" fo:font-weight="normal" officeooo:rsid="00082ee2"/>
    </style:style>
    <style:style style:name="T13" style:family="text">
      <style:text-properties fo:font-variant="normal" fo:text-transform="none" style:font-name="Calibri" fo:font-size="11pt" fo:language="en" fo:country="GB" fo:font-style="normal" fo:font-weight="normal" officeooo:rsid="0008c329"/>
    </style:style>
    <style:style style:name="T14" style:family="text">
      <style:text-properties fo:font-variant="normal" fo:text-transform="none" style:font-name="Calibri" fo:font-size="11pt" fo:language="en" fo:country="GB" fo:font-style="normal" fo:font-weight="normal" officeooo:rsid="000a86cc"/>
    </style:style>
    <style:style style:name="T15" style:family="text">
      <style:text-properties fo:font-variant="normal" fo:text-transform="none" style:font-name="Calibri" fo:font-size="11pt" fo:language="en" fo:country="GB" fo:font-style="normal" fo:font-weight="normal" officeooo:rsid="0016744c"/>
    </style:style>
    <style:style style:name="T16" style:family="text">
      <style:text-properties fo:font-variant="normal" fo:text-transform="none" style:font-name="Calibri" fo:font-size="12pt" fo:language="en" fo:country="GB" fo:font-style="normal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Initial Meeting</text:span> </text:p>
      <text:p text:style-name="P1"/>
      <text:p text:style-name="P2"><text:span text:style-name="T5">Qu: </text:span>What days suit for you best for a regular meeting?</text:p>
      <text:p text:style-name="P5"><text:tab/>Any day mostly, just give me an email / Teams</text:p>
      <text:p text:style-name="P4"/>
      <text:p text:style-name="P4"><text:span text:style-name="T5">Qu: </text:span>Does it need to be Swing or could I spend some time researching java fx instead?</text:p>
      <text:p text:style-name="P8"><text:span text:style-name="T7"><text:tab/>The educational part is with the </text:span><text:span text:style-name="T8">J</text:span><text:span text:style-name="T7">ava swing, the underlying logic can be <text:tab/>programmed in it </text:span><text:span text:style-name="T8">or a different language / UI package</text:span><text:span text:style-name="T7">. </text:span></text:p>
      <text:p text:style-name="P11"/>
      <text:p text:style-name="P9"><text:span text:style-name="T7">Q</text:span><text:span text:style-name="T6">u: I assume it's a good idea to get a </text:span><text:span text:style-name="T11">physical</text:span><text:span text:style-name="T6"> copy of Turing Tumble? Any place you recommend getting it from? </text:span></text:p>
      <text:p text:style-name="P9"><text:span text:style-name="T6"><text:tab/></text:span><text:span text:style-name="T12">Try and get the game if possible. </text:span><text:span text:style-name="T6">Careful looking at the online one too much, w</text:span><text:span text:style-name="T13">ould <text:tab/>be really tempted to copy online work. </text:span><text:span text:style-name="T14"><text:s/></text:span></text:p>
      <text:p text:style-name="P12"/>
      <text:p text:style-name="P10"><text:span text:style-name="T16">Rough minutes</text:span><text:span text:style-name="T6"> </text:span></text:p>
      <text:p text:style-name="P8"><text:span text:style-name="T7">Got a puzzle book in the physical, </text:span><text:span text:style-name="T10">which can be used to teach how the game works</text:span><text:span text:style-name="T7">. </text:span><text:span text:style-name="T9"><text:s/>Could be </text:span><text:span text:style-name="T15">used for an</text:span><text:span text:style-name="T9"> educational tool for masters tool to teach them </text:span><text:span text:style-name="T15">Java </text:span><text:span text:style-name="T9">Swing. Can find something you enjoy (ie the logic) </text:span><text:span text:style-name="T10">and work with that. </text:span></text:p>
      <text:p text:style-name="P7"><text:span text:style-name="T2">M</text:span><text:span text:style-name="T1">eet if you have something to say, not just to meet. </text:span></text:p>
      <text:p text:style-name="P7"><text:span text:style-name="T3">Next meeting should be e</text:span><text:span text:style-name="T1">nd of next week or </text:span><text:span text:style-name="T3">start of </text:span><text:span text:style-name="T1">following. </text:span></text:p>
      <text:p text:style-name="P13">Start dissertation straight away, Title and name, put notes in the dissertation. Put notes, diagrams etc during the project. </text:p>
      <text:p text:style-name="P4"/>
      <text:p text:style-name="P6">Discussed my initial plan for the first week as follows</text:p>
      <text:p text:style-name="P3">Initial plan for this week</text:p>
      <text:list xml:id="list718651236" text:style-name="L1">
        <text:list-item>
          <text:p text:style-name="P14">Establish some ideas using a mind map and then discuss at next meeting </text:p>
        </text:list-item>
        <text:list-item>
          <text:p text:style-name="P14">Write a short concise timeline for the rest of the project</text:p>
        </text:list-item>
        <text:list-item>
          <text:p text:style-name="P14">Set up environment</text:p>
        </text:list-item>
        <text:list-item>
          <text:p text:style-name="P14">Learn and research more about Swing or Java fx</text:p>
        </text:list-item>
        <text:list-item>
          <text:p text:style-name="P14">Spend time researching about Turing tumble and any virtual counterparts online. Could maybe look at how other marble games have been virtualised?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, 'Calibri MSFontService', sans-serif"/>
    <style:font-face style:name="Calibri1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0:49:07.660050589</meta:creation-date>
    <dc:date>2020-09-30T16:42:18.408360565</dc:date>
    <meta:editing-duration>PT55M19S</meta:editing-duration>
    <meta:editing-cycles>15</meta:editing-cycles>
    <meta:generator>LibreOffice/6.4.5.2$Linux_X86_64 LibreOffice_project/40$Build-2</meta:generator>
    <meta:document-statistic meta:table-count="0" meta:image-count="0" meta:object-count="0" meta:page-count="1" meta:paragraph-count="19" meta:word-count="274" meta:character-count="1475" meta:non-whitespace-character-count="1208"/>
  </office:meta>
</office:document-meta>
</file>